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Text_20_body">
      <style:paragraph-properties fo:break-before="page"/>
      <style:text-properties style:font-name="Calibri1"/>
    </style:style>
    <style:style style:name="P23" style:family="paragraph" style:parent-style-name="Dialog">
      <style:paragraph-properties fo:margin-left="1.249cm" fo:margin-right="0cm" fo:text-indent="0cm" style:auto-text-indent="false"/>
      <style:text-properties style:font-name="Calibri1"/>
    </style:style>
    <style:style style:name="P24" style:family="paragraph" style:parent-style-name="Text_20_body">
      <style:paragraph-properties fo:margin-left="1.249cm" fo:margin-right="0cm" fo:text-indent="0cm" style:auto-text-indent="false"/>
      <style:text-properties style:font-name="Calibri1"/>
    </style:style>
    <style:style style:name="P25" style:family="paragraph" style:parent-style-name="Wierszyk">
      <style:paragraph-properties fo:margin-left="1.249cm" fo:margin-right="0cm" fo:margin-top="0cm" fo:margin-bottom="0cm" fo:line-height="100%" fo:text-indent="0cm" style:auto-text-indent="false"/>
    </style:style>
    <style:style style:name="P26" style:family="paragraph" style:parent-style-name="Dialog">
      <style:paragraph-properties fo:margin-left="1.251cm" fo:margin-right="0cm" fo:text-indent="0cm" style:auto-text-indent="false"/>
    </style:style>
    <style:style style:name="P27" style:family="paragraph" style:parent-style-name="Dialog">
      <style:paragraph-properties fo:margin-left="1.251cm" fo:margin-right="0cm" fo:text-indent="0cm" style:auto-text-indent="false"/>
      <style:text-properties style:font-name="Calibri1"/>
    </style:style>
    <style:style style:name="P28" style:family="paragraph" style:parent-style-name="Heading" style:master-page-name="Standard">
      <style:paragraph-properties style:page-number="auto"/>
      <style:text-properties fo:language="pl" fo:country="PL"/>
    </style:style>
    <style:style style:name="P29" style:family="paragraph" style:parent-style-name="Heading_20_2">
      <style:text-properties style:font-name="Calibri1"/>
    </style:style>
    <style:style style:name="P30" style:family="paragraph" style:parent-style-name="Heading_20_2">
      <style:paragraph-properties fo:break-before="page"/>
      <style:text-properties fo:language="pl" fo:country="PL"/>
    </style:style>
    <style:style style:name="P31" style:family="paragraph" style:parent-style-name="Dialog">
      <style:text-properties style:font-name="Calibri1" fo:language="pl" fo:country="PL"/>
    </style:style>
    <style:style style:name="P3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style:font-name="Calibri" fo:language="pl" fo:country="PL"/>
    </style:style>
    <style:style style:name="T9" style:family="text">
      <style:text-properties fo:background-color="#ffff00"/>
    </style:style>
    <style:style style:name="T10" style:family="text">
      <style:text-properties fo:background-color="transparent"/>
    </style:style>
    <style:style style:name="T11" style:family="text">
      <style:text-properties style:font-name="Calibri2"/>
    </style:style>
    <style:style style:name="T12" style:family="text">
      <style:text-properties style:font-name="Calibri2" fo:background-color="transparent"/>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language="pl" fo:country="PL"/>
    </style:style>
    <style:style style:name="T16" style:family="text">
      <style:text-properties style:font-name="Calibri1"/>
    </style:style>
    <style:style style:name="T17" style:family="text">
      <style:text-properties style:font-name="Calibri1" fo:language="pl" fo:country="PL"/>
    </style:style>
    <style:style style:name="T18"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ynastia Sobieskich – tom I, „Krwawa Elekcja”</text:p>
      <text:list xml:id="list1291992808545571592" text:style-name="Outline">
        <text:list-item>
          <text:h text:style-name="P30" text:outline-level="1" text:restart-numbering="true" text:start-value="-1"/>
        </text:list-item>
      </text:list>
      <text:p text:style-name="P1"/>
      <text:p text:style-name="Dialog">„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Pietrek, myślisz że to...”</text:p>
      <text:p text:style-name="P17">„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Gęsicki, musimy ich znieść, wszystkich...”</text:p>
      <text:p text:style-name="Dialog">Gęsicki krzyknął do Ostrowskiego i Buzułła:</text:p>
      <text:p text:style-name="Dialog">„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Coście za jedni?”</text:p>
      <text:p text:style-name="P17">„My tutejse, z Majdana<text:span text:style-name="T1">.”</text:span></text:p>
      <text:p text:style-name="P17">„Co tu robicie?”</text:p>
      <text:p text:style-name="P17">„Tatary nas ciongły, a potem tu ostawiły...”</text:p>
      <text:p text:style-name="P17">„A gdzie wasi rodzice?”</text:p>
      <text:p text:style-name="P17">„Une ich ubiły, zanim nas ciongły...”</text:p>
      <text:p text:style-name="P17">„A Tatary gdzie? Wiele ich?”</text:p>
      <text:p text:style-name="P17">„Ja nie wiem panie, jak nas ostawiły to skoro uciekały, nie bijcie!”</text:p>
      <text:p text:style-name="P17"><text:soft-page-break/>„Nie bójcie się, już nikt nie będzie was bił. Idźcie do gościńca i potem do Krasnobrodu, na lewo. Tam już tylko nasze wojska i pan hetman, nie ma już Tatarów.”</text:p>
      <text:p text:style-name="P17"/>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Patrzcie to ten wielki wojownik, co z chłopami walczy, a przed nami ucieka!”</text:p>
      <text:p text:style-name="P17">„W łeb go od razu!”</text:p>
      <text:p text:style-name="P17">„Nie, pobawmy się z nim trochę!”</text:p>
      <text:p text:style-name="P17">„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Witamy waszmościów pancernych, widno na poważną potrzebę się zanosi, gdy razem podążamy!”</text:p>
      <text:p text:style-name="P17">„Witamy, słyszę że panowie Wołosza dobrze już mową polską władacie?”</text:p>
      <text:p text:style-name="P17">„Bo przecie u nas prawie wszyscy Polacy, a nawet szlachta. Król zaciągi wydając kazał nie ufać cudzoziemcom, tak i u nas kilku tylko prawdziwych Wołoch. Jam zaś urodzony Stefan Ostrowski z Mazowsza, i mój poczet krewniaków.”</text:p>
      <text:p text:style-name="P17">„Przebóg, toć i ja z Mazowsza, Stanisław Starczyński, a to moi pocztowi panowie Piotrowski i Wyczyński. Skąd Waszmość pochodzisz?”</text:p>
      <text:p text:style-name="P17">„Z Ostrówka, zaścianku pod Konstancinem, gdzie się dobra Gosiewskich senatorstwa zaczynają...”</text:p>
      <text:p text:style-name="P17">„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7">„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7">„Słyszę iż Waść wiernym jegomości hetman jesteś sekundantem, tak się nad ludem litując. To i pan hetman ludowi w głowach przewraca, do wojaczki a nie do pługa go nawołując.”</text:p>
      <text:p text:style-name="P17">„Wielkie zasługi nam przecie chłopi oddali, o postojach Tatarów znać nam dając, a i onych nawet szarpiąc. Że Tatar ludowi ciężkim rozbójnikiem, złość ludu wykorzystać przeciw wrogowi <text:span text:style-name="T10">się godzi.”</text:span></text:p>
      <text:p text:style-name="P17">„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Ale teraz pono Moskwa nasz aliant przeciw Turczynowi. Jak Waszmość to widzisz, ruszą nam z pomocą?”</text:p>
      <text:p text:style-name="P17">„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1">R<text:span text:style-name="T3">ó</text:span><text:span text:style-name="T7">d Gerej</text:span><text:span text:style-name="T3">ó</text:span><text:span text:style-name="T7">w rz</text:span><text:span text:style-name="T3">ą</text:span><text:span text:style-name="T7">dzi</text:span><text:span text:style-name="T3">ł</text:span><text:span text:style-name="T7"> Chanatem Krymskim od jego oddzielenia si</text:span><text:span text:style-name="T3">ę</text:span><text:span text:style-name="T7"> od Z</text:span><text:span text:style-name="T3">ł</text:span><text:span text:style-name="T7">otej Ordy w po</text:span><text:span text:style-name="T3">ł</text:span><text:span text:style-name="T7">owie XV wieku. W rzeczywistej historii rz</text:span><text:span text:style-name="T3">ą</text:span><text:span text:style-name="T7">dy Gerej</text:span><text:span text:style-name="T3">ó</text:span><text:span text:style-name="T7">w zako</text:span><text:span text:style-name="T3">ń</text:span><text:span text:style-name="T7">czy</text:span><text:span text:style-name="T3">ł podbój </text:span><text:span text:style-name="T7">Krymu przez Rosj</text:span><text:span text:style-name="T3">ę</text:span><text:span text:style-name="T7"> pod koniec XVIII wieku. W historii alternatywnej, opisanej w niniejszym cyklu, b</text:span><text:span text:style-name="T3">ę</text:span><text:span text:style-name="T7">dzie, oczywi</text:span><text:span text:style-name="T3">ś</text:span><text:span text:style-name="T7">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7">„Cóż to mości strażniku, nowych ludzi na czele chorągwi mi puszczacie?”</text:p>
      <text:p text:style-name="P17">„Wasza wielmożność, to pan Ostrowski zastąpił wczoraj pana Pruszkowskiego, gdy ten ubit...”</text:p>
      <text:p text:style-name="P17">„A słyszałem, powiadali mi już jak to waszmość chorągiew zebrał i potężnie dalej gromił”, <text:s/>zwrócił się hetman do Ostrowskiego,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mówił dalej pan hetman do żołnierzy straży przedniej,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0" text:note-class="endnote"><text:note-citation>2</text:note-citation><text:note-body><text:p text:style-name="Endnote"><text:span text:style-name="T15">Maria Kazimiera z domu d'Arquien, primo voto Zamoyska, pochodz</text:span><text:span text:style-name="T17">ą</text:span><text:span text:style-name="T8">ca ze starego arystokratycznego rodu Francji, dama dworu Ludwiki Marii, francuskiej </text:span><text:span text:style-name="T17">ż</text:span><text:span text:style-name="T8">ony kr</text:span><text:span text:style-name="T17">ó</text:span><text:span text:style-name="T8">l</text:span><text:span text:style-name="T17">ó</text:span><text:span text:style-name="T8">w W</text:span><text:span text:style-name="T17">ł</text:span><text:span text:style-name="T8">adys</text:span><text:span text:style-name="T17">ł</text:span><text:span text:style-name="T8">awa IV oraz Jana Kazimierza. Spowodowa</text:span><text:span text:style-name="T17">ł</text:span><text:span text:style-name="T8">a zbli</text:span><text:span text:style-name="T17">ż</text:span><text:span text:style-name="T8">enie Sobieskiego do stronnictwa francuskiego w Rzeczypospolitej. Natomiast </text:span><text:span text:style-name="T17">ś</text:span><text:span text:style-name="T8">lub nowego kr</text:span><text:span text:style-name="T17">ó</text:span><text:span text:style-name="T8">la, Micha</text:span><text:span text:style-name="T17">ł</text:span><text:span text:style-name="T8">a Wi</text:span><text:span text:style-name="T17">ś</text:span><text:span text:style-name="T8">niowieckiego, z ksi</text:span><text:span text:style-name="T17">ęż</text:span><text:span text:style-name="T8">niczk</text:span><text:span text:style-name="T17">ą</text:span><text:span text:style-name="T8"> austriack</text:span><text:span text:style-name="T17">ą</text:span><text:span text:style-name="T8">, spowodowa</text:span><text:span text:style-name="T17">ł</text:span><text:span text:style-name="T8"> obawy Francji o przej</text:span><text:span text:style-name="T17">ś</text:span><text:span text:style-name="T8">cie Rzeczypospolitej do obozu proaustryjackiego podczas tzw. wojny Francji z koalicj</text:span><text:span text:style-name="T17">ą</text:span><text:span text:style-name="T8"> hiszpa</text:span><text:span text:style-name="T17">ń</text:span><text:span text:style-name="T8">sko-austriacko-lotary</text:span><text:span text:style-name="T17">ń</text:span><text:span text:style-name="T8">sk</text:span><text:span text:style-name="T1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7">wietno</text:span><text:span text:style-name="T3">ś</text:span><text:span text:style-name="T7">ci</text:span><text:span text:style-name="T3">ą</text:span><text:span text:style-name="T7"> Rzeczypospolitej Wielu Narod</text:span><text:span text:style-name="T3">ó</text:span><text:span text:style-name="T7">w nie t</text:span><text:span text:style-name="T3">ę</text:span><text:span text:style-name="T7">skni</text:span><text:span text:style-name="T3">ł</text:span><text:span text:style-name="T7"> ani j</text:span><text:span text:style-name="T3">ą</text:span><text:span text:style-name="T7"> nawet pami</text:span><text:span text:style-name="T3">ę</text:span><text:span text:style-name="T7">ta</text:span><text:span text:style-name="T3">ł</text:span>.</text:p>
      <text:p text:style-name="P1"/>
      <text:list xml:id="list37438098" text:continue-numbering="true" text:style-name="Outline">
        <text:list-item>
          <text:h text:style-name="P30"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7">„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narzeka</text:span><text:span text:style-name="T3">ł</text:span><text:span text:style-name="T7"> pan Starczy</text:span><text:span text:style-name="T3">ń</text:span><text:span text:style-name="T7">ski.</text:span></text:p>
      <text:p text:style-name="P17">„To jakowaś zdrada, miast na wroga ruszyć, to przeciw hetmanowi spiskują, pospolitacy nie wojacy”, mówił pan Ostrowski.</text:p>
      <text:p text:style-name="P17">„Pono króla jegomości chcieli osłonić, jakoby przed Tatary, a potem rzekli że pan hetman z Turczynem w zmowie, i że absolutum dominium na sposób francuski chce wprowadzić”, rozważał pan Wiśniewski.</text:p>
      <text:p text:style-name="P17">„Absolutum dominium być nie może, ale tu wojnę trza prowadzić, a nie politykować!”, grzmiał pan Ostrowski.</text:p>
      <text:p text:style-name="P17">„Trudna ta wojna, bo już przecie nie pierwsza dla tej naszej ojczyzny. Od lat trzydziestu wojujemy bez wytchnienia, szlachta podatki na wojsko płaci, to że i sarkać <text:s/>poczęła, nie dziwota”, wtrącił pan Starczyński.</text:p>
      <text:p text:style-name="P17">„Jakby szlachta podatki płaciła, tobyśmy wojsko mieli na granicach, a nie Turczyna w kraju”, rzekł pan Żwański. </text:p>
      <text:p text:style-name="P17">„Nie daj Bóg, aby się z tego nowa wojna domowa zrobiła...”</text:p>
      <text:p text:style-name="P17">„Ale pana hetmana bronić musim!”</text:p>
      <text:p text:style-name="P17">„Musi przyjaciele Habsburgów szlachtę podburzyli, bo przecież wiadomo że jaśnie pan hetman Francuzów stronnik.”</text:p>
      <text:p text:style-name="P17">„Precz z Rakuszanami, co zamiast z Turczynem, z Francją na wojnę idą!”, zakrzyknął pan Mircea, jeden z niewielu prawdziwych Wołochów w chorągwi.</text:p>
      <text:p text:style-name="P17">„Niech żyje pan hetman, co sam jeden naszej Rzeczypospolitej broni!”, zawołał pan Ostrowski.</text:p>
      <text:p text:style-name="P17">„Niech żyje pan hetman!”,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7">„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text:p>
      <text:p text:style-name="P17">„Karać trzeba niesubordynacyję taką trzeba! Miast na wroga ruszyć, to politykować tylko by chcieli.”</text:p>
      <text:p text:style-name="P17">„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Ciekawym, jakie wojska na wiosnę wystawi pan hetman. Lepszym nam trzeba zakończyć tę wojnę niż tymże rozejmem.”</text:p>
      <text:p text:style-name="P17">„Rzeczpospolita hetmana wesprzeć winna. Dla całego narodu wstyd wielki, traktat taki”, dodał pan Ostrowski.</text:p>
      <text:p text:style-name="P17">„Rzeczpospolita wesprze, jeśli król i hetman na Sejmie razem konstytucje ku obronie, ku wzmocnieniu wojska promować będą.”</text:p>
      <text:p text:style-name="P17">„Teraz, gdy już się pan hetman z królem jegomością dorozumieli, to i konstytucję razem powezmą?”, dopytywał się pan Ostrowski, mało dotychczas na polityce się wyznający.</text:p>
      <text:p text:style-name="P17">„Król jegomość i jaśnie wielmożny pan hetman koronny różne na wiele rzeczy mają poglądy. Pan hetman ma pretensje do króla, że wypłatę żołdu nam żołnierzom opóźnia”, rzekł pan Starczyński, który jako wojak doświadczony lubił wiedzieć, gdzie pieniądze publiczne się podziewają.</text:p>
      <text:p text:style-name="P17">„A przecież król tych pieniędzy w cholewę nie wkłada, jeno że szlachta wolno podatki płaci.”</text:p>
      <text:p text:style-name="P17">„Zawsze to już tak w Rzeczypospolitej było, że hetmani wpierw swoje łożyć musieli, aby wojsko na wojnę naszykować.”</text:p>
      <text:p text:style-name="P17">„Ale nam teraz już dwie ćwierci skarb zalega. Już towarzysze sarkają.”</text:p>
      <text:p text:style-name="P17">„Towarzysze niech nie sarkają, bo to hetmana głowa w tym, aby wojsku żołd wyszykować. Niech tam się pan hetman z królem znosi, nam nic do tego.”</text:p>
      <text:p text:style-name="P17"/>
      <text:p text:style-name="P17"/>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5"/>
      <text:p text:style-name="P16">* <text:s/>* <text:s/>*</text:p>
      <text:p text:style-name="P15"/>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0"> magnat</text:span><text:span text:style-name="T4">ó</text:span><text:span text:style-name="T10">w, a jak nie, to go ma</text:span><text:span text:style-name="T4">łż</text:span><text:span text:style-name="T10">onka przekona</text:span>. R<text:span text:style-name="T3">ó</text:span>wnie<text:span text:style-name="T3">ż</text:span> szlachta nie <text:span text:style-name="T10">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3">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3"><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3"><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7"><text:span text:style-name="T3">„Tak już chwalisz jegomość hetmana jakbyś wiernym jego był sekundantem”, rzekł pan Jakub, ojciec Stefana, „a u nas tu mówiono, że pan Sobieski jakoby obrony przed Turkiem zaniedbał i Kamieniec oddał. Przed wojną przecie z Turkiem handlował i w Konstantynopolu bywał.”</text:span></text:p>
      <text:p text:style-name="P17"><text:span text:style-name="T3">„Jegomość hetman jak by wojska więcej miał, to by Kamieniec obronił”, oponował pan Stefan „a tak mu starczyło ledwie na obronę przed Tatary.”</text:span></text:p>
      <text:p text:style-name="P17"><text:span text:style-name="T3">„Jak by pan hetman lepiej z królem się znosił, to obronę i przed Turkiem by ustanowili. Wici król był ogłosił i szlachtę zbierał”, mówił dalej pan Jakub, nie wspominając, że z zaścianka nikt się na wezwanie króla nie ruszył.</text:span></text:p>
      <text:p text:style-name="P17"><text:soft-page-break/><text:span text:style-name="T3">„Jego królewska mość wojsko zebrał, ale po to tylko, aby dobra Sobieskich pustoszyć, właśnie wtedy gdy pan Sobieski karku za ojczyznę wraz z nami nadstawiał. A tak Bóg cnocie pobłogosławił i dał nam victorię, mimo że wróg ośmkroć nam przeważał”, pan Stefan przerwał by napić się grzanego piwa, <text:s/>„na wiosnę pewnie pan hetman będzie chciał Turka pogromić i z granic ojczyzny wygnać. Przecie konfederaci królewscy już na stronę hetmana przeszli. W takich terminach razem trzymać trzeba.”</text:span></text:p>
      <text:p text:style-name="P15">„Twój syn jak statysta przemawia”, wtrącił jeden z krewnych, „dobrze synów w świat wysyłać.”</text:p>
      <text:p text:style-name="P15">„Chcesz abyśmy z panem Sobieskim trzymali, a przecie to jeden z możnych magnatów, co własną politykę uprawiają!”</text:p>
      <text:p text:style-name="P15">„Chcę abyśmy z Sobieskim trzymali, bo on jeden ojczyznę broni, gdy nawet król z inszymi możnymi rodami trzyma i politykę ich prowadzi.”</text:p>
      <text:p text:style-name="P15">„Prawda to, króla-śmy wybrali Piasta aby ze szlachtą trzyma<text:span text:style-name="T3">ł</text:span> i jej praw bronił, a on z litewskimi magnatami trzyma a i z Habsburgami się znosi”, podniosły się głosy.</text:p>
      <text:p text:style-name="P3">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76</dc:date><text:p text:style-name="P32"><text:span text:style-name="T18">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77</dc:date><text:p text:style-name="P32"><text:span text:style-name="T18">Sformułowanie anachroniczne</text:span></text:p></office:annotation><text:span text:style-name="T3">bycie tubą propagandową</text:span><office:annotation-end office:name="__Annotation__2400_2028586140"/><text:span text:style-name="T3"> hetmana wielkiego.</text:span></text:p>
      <text:p text:style-name="P15">- to nawet dobrze, przecie pan Sobieski wierny jest temu, co głosi, dla ojczyzny się poświęca - odparł pan Stefan.</text:p>
      <text:p text:style-name="P15">- jak pan Sobieski ojczyznę traktuje, mieliśmy widok za Szweda - zarzucił pan Jakub.</text:p>
      <text:p text:style-name="P15">- za Szweda to i kilku tutaj obecnych niezbyt chwalebnie sobie poczynało - wtrącił stary stryj Maciej, który jako jeden z nielicznych mieszkańców zaścianka dobrze owe ciężkie termina, Potopem już nazwane, pamiętał.</text:p>
      <text:p text:style-name="P15">- co masz, stryju, na myśli? - spytał pan Stefan, jednak wszyscy obecni nabrali wody w usta i temat już tej zimy nie powrócił.</text:p>
      <text:p text:style-name="P15"/>
      <text:p text:style-name="P7">* * *</text:p>
      <text:p text:style-name="P7"/>
      <text:p text:style-name="P3">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3"><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Dialog"><text:span text:style-name="T7">„...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7"><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7"><text:soft-page-break/><text:span text:style-name="T3">„</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7"><text:span text:style-name="T3">„</text:span><text:span text:style-name="T7">Co mi po tej obronie? Samowola Pana Wojewody za ord</text:span><text:span text:style-name="T3">ę</text:span><text:span text:style-name="T7">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8">„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8">„Nie na Warszaw<text:span text:style-name="T3">ę</text:span> maszeruj<text:span text:style-name="T3">ą</text:span>ce wojska tureckie widzia<text:span text:style-name="T3">ł</text:span>by ch<text:span text:style-name="T3">ę</text:span>tnie m<text:span text:style-name="T3">ó</text:span>j pan, nie tajemnica to”,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3">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3">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7"><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7"><text:span text:style-name="T7">- </text:span><text:span text:style-name="T3">Debaty o przyszłej kampanii posłuchać chcieliśmy. Jednak wiele dziś posłowie nie zdecydowali. W ten sposób to do lata kampanii nie wyszykować - narzekał pan Ostrowski.</text:span></text:p>
      <text:p text:style-name="P1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5">- Tak zamiaruję, nawet lepiej się wyposażyć niż roku przeszłego, bom dobra trochę od Tatarów nabrał. Na cztery konie mi starczy - chwalił się pan Stefan.</text:p>
      <text:p text:style-name="P17">-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7"><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3">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0"/>
      <text:p text:style-name="P17"><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7"><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7"><text:span text:style-name="T3">- Czy planuje wasza dostojno</text:span><text:span text:style-name="T3">ść</text:span><text:span text:style-name="T3"> kontrowersyjne posuni</text:span><text:span text:style-name="T3">ę</text:span><text:span text:style-name="T3">cia?</text:span></text:p>
      <text:p text:style-name="P17"><text:soft-page-break/>-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3"><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 Zanim czegokolwiek się tu dokona, obecne niebezpieczeństwo osmańskie zażegnać trzeba. Jednakowoż nie wiem, czy na wsparcie Francji liczyć w tym mogę.</text:p>
      <text:p text:style-name="P15">- Jego wysokość pragnie by Turcja sprzymierzeńców cesarza gromiła.</text:p>
      <text:p text:style-name="P15">- Rzeczpospolita nie musi być sprzymierzeńcem cesarza...</text:p>
      <text:p text:style-name="P15">- Przy obecnym królu i jego małżonce najwyraźniej musi.</text:p>
      <text:p text:style-name="P15">- Przy obecnym królu...</text:p>
      <text:p text:style-name="P15">- Wasza dostojność ma na myśli...</text:p>
      <text:p text:style-name="P1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 Francja pomoże, jeśli na tronie zasiądzie nieprzyjaciel Habsburgów.</text:p>
      <text:p text:style-name="P15">-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5">-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6"/>
      <text:p text:style-name="P1"/>
      <text:list xml:id="list37418209" text:continue-numbering="true" text:style-name="Outline">
        <text:list-item>
          <text:h text:style-name="P30" text:outline-level="1"/>
        </text:list-item>
      </text:list>
      <text:p text:style-name="P3">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7">- Wołosi są z nami! - Wyczy<text:span text:style-name="T3">ń</text:span><text:span text:style-name="T7">ski przybieg</text:span><text:span text:style-name="T3">ł</text:span><text:span text:style-name="T7"> z nowin</text:span><text:span text:style-name="T3">ą</text:span><text:span text:style-name="T7">.</text:span></text:p>
      <text:p text:style-name="P17"><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7"><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6"/>
      <text:p text:style-name="P15">- Ruszmy im na pomoc, dalibóg, oni tam okop za nas zdobędą! - niecierpliwił się pocztowy Wyczyński</text:p>
      <text:p text:style-name="P15">-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6"/>
      <text:p text:style-name="P6"/>
      <text:p text:style-name="P6"><text:soft-page-break/></text:p>
      <text:list xml:id="list37426647" text:continue-numbering="true" text:style-name="Outline">
        <text:list-item>
          <text:h text:style-name="P30" text:outline-level="1"/>
        </text:list-item>
      </text:list>
      <text:p text:style-name="P3">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text:soft-page-break/>- To już mi Makiawelowe plany podsuwacie - rzekł Sobieski.</text:p>
      <text:p text:style-name="P1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6">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9">oskarżymy</text:span>.</text:p>
      <text:p text:style-name="P15"><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3">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text:soft-page-break/>braves. Czekajże mnie w Jaworowie naszym, aby mi des caresses 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5"/>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7"><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7"><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7"><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7"><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3"><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0"/>
      <text:p text:style-name="P11">* * *</text:p>
      <text:p text:style-name="P11"/>
      <text:p text:style-name="P4"><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7"/>
      <text:p text:style-name="P18"/>
      <text:p text:style-name="P18"/>
      <text:list xml:id="list37443524" text:continue-numbering="true" text:style-name="Outline">
        <text:list-item>
          <text:h text:style-name="P30" text:outline-level="1"/>
        </text:list-item>
      </text:list>
      <text:p text:style-name="P3">Go<text:span text:style-name="T11">rą</text:span><text:span text:style-name="T7">ca atmosfera </text:span><text:span text:style-name="T11">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1">o w za</text:span><text:span text:style-name="T3">ś</text:span><text:span text:style-name="T11">ciankach b</text:span><text:span text:style-name="T3">ł</text:span><text:span text:style-name="T11">yska</text:span><text:span text:style-name="T3">ł</text:span><text:span text:style-name="T11">y ogniska, piece i pochodnie, gdy </text:span><text:span text:style-name="T3">ż</text:span><text:span text:style-name="T11">o</text:span><text:span text:style-name="T3">ł</text:span><text:span text:style-name="T11">nierze chor</text:span><text:span text:style-name="T3">ą</text:span><text:span text:style-name="T11">gwi lekkiej pokazywali swym rodzinom </text:span><text:span text:style-name="T3">ł</text:span><text:span text:style-name="T11">upy przywiezione spod Chocimia i ca</text:span><text:span text:style-name="T3">ł</text:span><text:span text:style-name="T11">ej s</text:span><text:span text:style-name="T3">ł</text:span><text:span text:style-name="T11">awnej ju</text:span><text:span text:style-name="T3">ż</text:span><text:span text:style-name="T11"> kampanii mo</text:span><text:span text:style-name="T3">ł</text:span><text:span text:style-name="T11">dawskiej. Na d</text:span><text:span text:style-name="T3">ł</text:span><text:span text:style-name="T11">ugie tygodnie starczy</text:span><text:span text:style-name="T3">ł</text:span><text:span text:style-name="T11">o rycerskich opowie</text:span><text:span text:style-name="T3">ś</text:span><text:span text:style-name="T11">ci, kt</text:span><text:span text:style-name="T3">ó</text:span><text:span text:style-name="T11">re s</text:span><text:span text:style-name="T3">ł</text:span><text:span text:style-name="T11">awi</text:span><text:span text:style-name="T3">ł</text:span><text:span text:style-name="T11">y wielkiego wodza polskiego i ukazywa</text:span><text:span text:style-name="T3">ł</text:span><text:span text:style-name="T11">y za</text:span><text:span text:style-name="T3">ś</text:span><text:span text:style-name="T11">ciankowej szlachcie wroga, z kt</text:span><text:span text:style-name="T3">ó</text:span><text:span text:style-name="T11">rym toczono </text:span><text:span text:style-name="T3">ś</text:span><text:span text:style-name="T11">miertelny b</text:span><text:span text:style-name="T3">ó</text:span><text:span text:style-name="T11">j, z innej ni</text:span><text:span text:style-name="T3">ż</text:span><text:span text:style-name="T11"> dotychczas strony:</text:span></text:p>
      <text:p text:style-name="P17"><text:span text:style-name="T11">- na tych szmatkach zdobnych, kt</text:span><text:span text:style-name="T3">ó</text:span><text:span text:style-name="T11">re oni nazywaj</text:span><text:span text:style-name="T3">ą</text:span><text:span text:style-name="T11"> dywan - m</text:span><text:span text:style-name="T3">ó</text:span><text:span text:style-name="T11">wi</text:span><text:span text:style-name="T3">ł</text:span><text:span text:style-name="T11"> pan Ostrowski - odprawiaj</text:span><text:span text:style-name="T3">ą</text:span><text:span text:style-name="T11"> Turcy swe mod</text:span><text:span text:style-name="T3">ł</text:span><text:span text:style-name="T11">y, ale i siedzie</text:span><text:span text:style-name="T3">ć</text:span><text:span text:style-name="T11"> na nich wygodnie, bo i mi</text:span><text:span text:style-name="T3">ę</text:span><text:span text:style-name="T11">kcej ni</text:span><text:span text:style-name="T3">ż</text:span><text:span text:style-name="T11"> na </text:span><text:span text:style-name="T3">ł</text:span><text:span text:style-name="T11">awie.</text:span></text:p>
      <text:p text:style-name="P17"><text:span text:style-name="T11">- a w takich skrzyneczkach - innym razem prawi</text:span><text:span text:style-name="T3">ł p</text:span><text:span text:style-name="T11">an Stefan pokazuj</text:span><text:span text:style-name="T3">ą</text:span><text:span text:style-name="T11">c zdobyczny sekretarzyk - ich oficyjerowie i dostojnicy listy swe trzymaj</text:span><text:span text:style-name="T3">ą</text:span><text:span text:style-name="T11">. Osobliwym pismem pisz</text:span><text:span text:style-name="T3">ą</text:span><text:span text:style-name="T11"> oni, nie naszym chrze</text:span><text:span text:style-name="T3">ś</text:span><text:span text:style-name="T11">cija</text:span><text:span text:style-name="T3">ń</text:span><text:span text:style-name="T11">skim, ani nawet nie ruskim alfabetem, jeno sw</text:span><text:span text:style-name="T3">ó</text:span><text:span text:style-name="T11">j maj</text:span><text:span text:style-name="T3">ą</text:span><text:span text:style-name="T11">, co jak ozd</text:span><text:span text:style-name="T3">ó</text:span><text:span text:style-name="T11">bka jakowa</text:span><text:span text:style-name="T3">ś</text:span><text:span text:style-name="T11"> wygl</text:span><text:span text:style-name="T3">ą</text:span><text:span text:style-name="T11">da, tak </text:span><text:span text:style-name="T3">ż</text:span><text:span text:style-name="T11">e nawet s</text:span><text:span text:style-name="T3">łów </text:span><text:span text:style-name="T11">nie poznasz. Umie jednak czyta</text:span><text:span text:style-name="T3">ć</text:span><text:span text:style-name="T11"> takie dokumenta pan hetman wielki, bo on si</text:span><text:span text:style-name="T3">ę</text:span><text:span text:style-name="T11"> w ich j</text:span><text:span text:style-name="T3">ę</text:span><text:span text:style-name="T11">zykach wyznaje i wiele z tymi ludami przed wojn</text:span><text:span text:style-name="T3">ą</text:span><text:span text:style-name="T11"> handlu uprawia</text:span><text:span text:style-name="T3">ł</text:span><text:span text:style-name="T11">, a to konie do hodowli sprowadza</text:span><text:span text:style-name="T3">ł</text:span><text:span text:style-name="T11">.</text:span></text:p>
      <text:p text:style-name="P20"><text:span text:style-name="T11">Zima skuła lodem grzęzawiska i pokryła śniegiem pola, u</text:span><text:span text:style-name="T3">ł</text:span><text:span text:style-name="T11">atwiaj</text:span><text:span text:style-name="T3">ą</text:span><text:span text:style-name="T11">c w ten spos</text:span><text:span text:style-name="T3">ó</text:span><text:span text:style-name="T11">b komunikacj</text:span><text:span text:style-name="T3">ę</text:span><text:span text:style-name="T11"> pomi</text:span><text:span text:style-name="T3">ę</text:span><text:span text:style-name="T11">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2"> Prawi</text:span><text:span text:style-name="T4">ł</text:span><text:span text:style-name="T12"> tedy siedz</text:span><text:span text:style-name="T4">ą</text:span><text:span text:style-name="T12">c z panem Ostrowskim przy grza</text:span><text:span text:style-name="T4">ń</text:span><text:span text:style-name="T12">cu:</text:span></text:p>
      <text:p text:style-name="P17"><text:span text:style-name="T11">- Piast nie jest dobrym kandydatem. Cudzoziemiec obcym b</text:span><text:span text:style-name="T3">ę</text:span><text:span text:style-name="T11">d</text:span><text:span text:style-name="T3">ą</text:span><text:span text:style-name="T11">c na radach naszych wspiera</text:span><text:span text:style-name="T3">ć</text:span><text:span text:style-name="T11"> si</text:span><text:span text:style-name="T3">ę</text:span><text:span text:style-name="T11"> b</text:span><text:span text:style-name="T3">ę</text:span><text:span text:style-name="T11">dzie musia</text:span><text:span text:style-name="T3">ł</text:span><text:span text:style-name="T11">. Piast za</text:span><text:span text:style-name="T3">ś</text:span><text:span text:style-name="T11">, rad naszych nie potrzebuj</text:span><text:span text:style-name="T3">ą</text:span><text:span text:style-name="T11">c, na sile swej opiera</text:span><text:span text:style-name="T3">ć</text:span><text:span text:style-name="T11"> si</text:span><text:span text:style-name="T3">ę</text:span><text:span text:style-name="T11"> b</text:span><text:span text:style-name="T3">ę</text:span><text:span text:style-name="T11">dzie, co go do deptania praw naszych skusi.</text:span></text:p>
      <text:p text:style-name="P17"><text:span text:style-name="T11">- Sam przecie tego robi</text:span><text:span text:style-name="T3">ł</text:span><text:span text:style-name="T11"> nie b</text:span><text:span text:style-name="T3">ę</text:span><text:span text:style-name="T11">dzie, tylko na jakich</text:span><text:span text:style-name="T3">ś</text:span><text:span text:style-name="T11"> doradcach oprze</text:span><text:span text:style-name="T3">ć</text:span><text:span text:style-name="T11"> si</text:span><text:span text:style-name="T3">ę</text:span><text:span text:style-name="T11"> musi.</text:span></text:p>
      <text:p text:style-name="P17"><text:span text:style-name="T11">- Pewno </text:span><text:span text:style-name="T3">ż</text:span><text:span text:style-name="T11">e na nas, jako na oficyjerach swoich, opiera</text:span><text:span text:style-name="T3">ć</text:span><text:span text:style-name="T11"> si</text:span><text:span text:style-name="T3">ę</text:span><text:span text:style-name="T11"> b</text:span><text:span text:style-name="T3">ę</text:span><text:span text:style-name="T11">dzie musia</text:span><text:span text:style-name="T3">ł</text:span><text:span text:style-name="T11">. Lecz nas tak</text:span><text:span text:style-name="T3">ż</text:span><text:span text:style-name="T11">e, jako szlachcic</text:span><text:span text:style-name="T3">ó</text:span><text:span text:style-name="T11">w, gn</text:span><text:span text:style-name="T3">ę</text:span><text:span text:style-name="T11">bi</text:span><text:span text:style-name="T3">ć</text:span><text:span text:style-name="T11"> b</text:span><text:span text:style-name="T3">ę</text:span><text:span text:style-name="T11">dzie, gdy podatki na swoje wojsko wprowadzi. Aboslutum dominium to z</text:span><text:span text:style-name="T3">ł</text:span><text:span text:style-name="T11">o ostateczne, upadek naszego kraju, kt</text:span><text:span text:style-name="T3">ó</text:span><text:span text:style-name="T11">ry przecie</text:span><text:span text:style-name="T3">ż</text:span><text:span text:style-name="T11"> tym si</text:span><text:span text:style-name="T3">ę</text:span><text:span text:style-name="T11">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1">- Podatkami gn</text:span><text:span text:style-name="T3">ę</text:span><text:span text:style-name="T11">bi</text:span><text:span text:style-name="T3">ć</text:span><text:span text:style-name="T11"> nas nie b</text:span><text:span text:style-name="T3">ę</text:span><text:span text:style-name="T11">dzie, bo nam si</text:span><text:span text:style-name="T3">ę</text:span><text:span text:style-name="T11"> nic zabra</text:span><text:span text:style-name="T3">ć</text:span><text:span text:style-name="T11"> nie da, nic przecie nie mamy. A je</text:span><text:span text:style-name="T3">ś</text:span><text:span text:style-name="T11">li taki Pac, czy taki Radziwiłł ksi</text:span><text:span text:style-name="T3">ążę</text:span><text:span text:style-name="T11"> krewny pana hetmana podatki od swoich latyfundi</text:span><text:span text:style-name="T3">ó</text:span><text:span text:style-name="T11">w zap</text:span><text:span text:style-name="T3">ł</text:span><text:span text:style-name="T11">aci, to i na zdrowie Rzeczypospolitej b</text:span><text:span text:style-name="T3">ę</text:span><text:span text:style-name="T11">dzie.</text:span></text:p>
      <text:p text:style-name="P17"><text:span text:style-name="T11">- Albo taki pan Zamoyski, s</text:span><text:span text:style-name="T3">ą</text:span><text:span text:style-name="T11">siad nasz, co tyle gotowizny na procesy ma. Lepiej by wreszcie regimenta przepisane z tej prawie swojej ordynacji wreszcie wystawi</text:span><text:span text:style-name="T3">ł</text:span><text:span text:style-name="T11">.</text:span></text:p>
      <text:p text:style-name="P19"/>
      <text:p text:style-name="P12">* * *</text:p>
      <text:p text:style-name="P19"/>
      <text:p text:style-name="P3"><text:span text:style-name="T11">Pan Zamoyski <text:s/>go</text:span><text:span text:style-name="T3">ś</text:span><text:span text:style-name="T11">ci</text:span><text:span text:style-name="T3">ł</text:span><text:span text:style-name="T11"> w</text:span><text:span text:style-name="T3">ł</text:span><text:span text:style-name="T11">a</text:span><text:span text:style-name="T3">ś</text:span><text:span text:style-name="T11">nie w swej kamienicy w Lublinie pana hetmana Sobieskiego i o zbli</text:span><text:span text:style-name="T3">ż</text:span><text:span text:style-name="T11">aj</text:span><text:span text:style-name="T3">ą</text:span><text:span text:style-name="T11">cej si</text:span><text:span text:style-name="T3">ę</text:span><text:span text:style-name="T11"> elekcji z nim rozmawia</text:span><text:span text:style-name="T3">ł</text:span><text:span text:style-name="T11">:</text:span></text:p>
      <text:p text:style-name="P17"><text:soft-page-break/><text:span text:style-name="T11">- nawet je</text:span><text:span text:style-name="T3">śl</text:span><text:span text:style-name="T11">i na konwokacj</text:span><text:span text:style-name="T3">ę</text:span><text:span text:style-name="T11"> Wasza Dostojno</text:span><text:span text:style-name="T3">ść</text:span><text:span text:style-name="T11"> nie wybierasz si</text:span><text:span text:style-name="T3">ę</text:span><text:span text:style-name="T11">, wierz</text:span><text:span text:style-name="T3">ę</text:span><text:span text:style-name="T11">, </text:span><text:span text:style-name="T3">ż</text:span><text:span text:style-name="T11">e na elekcj</text:span><text:span text:style-name="T3">ę</text:span><text:span text:style-name="T11"> pilnie baczysz. Przecie od tego, czy Dostojności Waszej kandydat na tronie zasi</text:span><text:span text:style-name="T3">ę</text:span><text:span text:style-name="T11">dzie wiele zale</text:span><text:span text:style-name="T3">ż</text:span><text:span text:style-name="T11">y. Kondeusz, tusz</text:span><text:span text:style-name="T3">ę</text:span><text:span text:style-name="T11">?</text:span></text:p>
      <text:p text:style-name="P17"><text:span text:style-name="T11">- Wojskowy dzielny krajowi przys</text:span><text:span text:style-name="T3">ł</text:span><text:span text:style-name="T11">u</text:span><text:span text:style-name="T3">ż</text:span><text:span text:style-name="T11">y si</text:span><text:span text:style-name="T3">ę</text:span><text:span text:style-name="T11"> wielce - Sobieski ogl</text:span><text:span text:style-name="T3">ę</text:span><text:span text:style-name="T11">dnie wyra</text:span><text:span text:style-name="T3">ż</text:span><text:span text:style-name="T11">a</text:span><text:span text:style-name="T3">ł się zanim rozmówcy zamiarów nie poznał.</text:span></text:p>
      <text:p text:style-name="P17"><text:span text:style-name="T11">- Tak, z poparciem Francji wojn</text:span><text:span text:style-name="T3">ę</text:span><text:span text:style-name="T11"> t</text:span><text:span text:style-name="T3">ę</text:span><text:span text:style-name="T11"> nieszcz</text:span><text:span text:style-name="T3">ę</text:span><text:span text:style-name="T11">sn</text:span><text:span text:style-name="T3">ą</text:span><text:span text:style-name="T11"> szybciej sko</text:span><text:span text:style-name="T3">ń</text:span><text:span text:style-name="T11">czymy. Ale i hetmanowi wielkiemu koronnemu w</text:span><text:span text:style-name="T3">ł</text:span><text:span text:style-name="T11">adca taki si</text:span><text:span text:style-name="T3">ę</text:span><text:span text:style-name="T11"> przys</text:span><text:span text:style-name="T3">ł</text:span><text:span text:style-name="T11">u</text:span><text:span text:style-name="T3">ż</text:span><text:span text:style-name="T11">y. A jednak wrog</text:span><text:span text:style-name="T3">ó</text:span><text:span text:style-name="T11">w znacznych ta kandydatur mie</text:span><text:span text:style-name="T3">ć</text:span><text:span text:style-name="T11"> b</text:span><text:span text:style-name="T3">ę</text:span><text:span text:style-name="T11">dzie. Wielu przecie z Habsburgiem nadzieje wi</text:span><text:span text:style-name="T3">ążą</text:span><text:span text:style-name="T11">... Ju</text:span><text:span text:style-name="T3">ż</text:span><text:span text:style-name="T11"> nawet przed ma</text:span><text:span text:style-name="T3">łż</text:span><text:span text:style-name="T11">e</text:span><text:span text:style-name="T3">ń</text:span><text:span text:style-name="T11">stwem zmar</text:span><text:span text:style-name="T3">ł</text:span><text:span text:style-name="T11">ego kr</text:span><text:span text:style-name="T3">ó</text:span><text:span text:style-name="T11">la z habsbur</text:span><text:span text:style-name="T3">ż</text:span><text:span text:style-name="T11">ank</text:span><text:span text:style-name="T3">ą</text:span><text:span text:style-name="T11">... Ja za</text:span><text:span text:style-name="T3">ś</text:span><text:span text:style-name="T11"> kandydata mi</text:span><text:span text:style-name="T3">ł</text:span><text:span text:style-name="T11">ego Waszej Dostojno</text:span><text:span text:style-name="T3">ś</text:span><text:span text:style-name="T11">ci popr</text:span><text:span text:style-name="T3">ę</text:span><text:span text:style-name="T11">, je</text:span><text:span text:style-name="T3">ś</text:span><text:span text:style-name="T11">li Wasza Dostojno</text:span><text:span text:style-name="T3">ść</text:span><text:span text:style-name="T11"> moje s</text:span><text:span text:style-name="T3">ł</text:span><text:span text:style-name="T11">uszne prawa do Zamo</text:span><text:span text:style-name="T3">ś</text:span><text:span text:style-name="T11">cia i Ordynacyjej poprze. Zamoyskich to przecie dzie</text:span><text:span text:style-name="T3">ł</text:span><text:span text:style-name="T11">o, do kt</text:span><text:span text:style-name="T3">ó</text:span><text:span text:style-name="T11">rego przyjaciel Wasz pan hetman Wi</text:span><text:span text:style-name="T3">ś</text:span><text:span text:style-name="T11">niowiecki, pretensj</text:span><text:span text:style-name="T3">ę</text:span><text:span text:style-name="T11"> poprzez nieboszczk</text:span><text:span text:style-name="T3">ę</text:span><text:span text:style-name="T11"> Gryzeld</text:span><text:span text:style-name="T3">ę</text:span><text:span text:style-name="T11"> suplikuje. Oto Wasza Mi</text:span><text:span text:style-name="T3">ł</text:span><text:span text:style-name="T11">o</text:span><text:span text:style-name="T3">ść</text:span><text:span text:style-name="T11"> s</text:span><text:span text:style-name="T3">ł</text:span><text:span text:style-name="T11">owo wa</text:span><text:span text:style-name="T3">ż</text:span><text:span text:style-name="T11">ne w Trybunale tutejszym powiedzie</text:span><text:span text:style-name="T3">ć</text:span><text:span text:style-name="T11"> powiedzie</text:span><text:span text:style-name="T3">ć</text:span><text:span text:style-name="T11"> mo</text:span><text:span text:style-name="T3">ż</text:span><text:span text:style-name="T11">e i s</text:span><text:span text:style-name="T3">ł</text:span><text:span text:style-name="T11">owa tego tutaj pos</text:span><text:span text:style-name="T3">ł</text:span><text:span text:style-name="T11">uchaj</text:span><text:span text:style-name="T3">ą</text:span><text:span text:style-name="T11">. Je</text:span><text:span text:style-name="T3">ś</text:span><text:span text:style-name="T11">li wi</text:span><text:span text:style-name="T3">ę</text:span><text:span text:style-name="T11">c uda si</text:span><text:span text:style-name="T3">ę</text:span><text:span text:style-name="T11"> Waszej Dostojno</text:span><text:span text:style-name="T3">ś</text:span><text:span text:style-name="T11">ci, </text:span><text:span text:style-name="T3">ż</text:span><text:span text:style-name="T11">ebym ja wr</text:span><text:span text:style-name="T3">ó</text:span><text:span text:style-name="T11">ci</text:span><text:span text:style-name="T3">ł</text:span><text:span text:style-name="T11"> na Zamo</text:span><text:span text:style-name="T3">ść</text:span><text:span text:style-name="T11">, a pan hetman Wi</text:span><text:span text:style-name="T3">ś</text:span><text:span text:style-name="T11">niowiecki czym innym zadowoli</text:span><text:span text:style-name="T3">ł</text:span><text:span text:style-name="T11"> si</text:span><text:span text:style-name="T3">ę</text:span><text:span text:style-name="T11">, to elekcja bardziej po Waszej my</text:span><text:span text:style-name="T3">ś</text:span><text:span text:style-name="T11">li si</text:span><text:span text:style-name="T3">ę</text:span><text:span text:style-name="T11"> rozwinie...</text:span></text:p>
      <text:p text:style-name="P19"/>
      <text:p text:style-name="P12">* * *</text:p>
      <text:p text:style-name="P19"/>
      <text:p text:style-name="P3"><text:span text:style-name="T11">Sejm konwokacyjny zszed</text:span><text:span text:style-name="T3">ł</text:span><text:span text:style-name="T11"> si</text:span><text:span text:style-name="T3">ę</text:span><text:span text:style-name="T11">, a potem rozszed</text:span><text:span text:style-name="T3">ł</text:span><text:span text:style-name="T11"> bez wi</text:span><text:span text:style-name="T3">ę</text:span><text:span text:style-name="T11">kszych sensacji. Termin sejmu elekcyjnego ustalono na 20 kwietnia. W</text:span><text:span text:style-name="T3">ś</text:span><text:span text:style-name="T11">r</text:span><text:span text:style-name="T3">ó</text:span><text:span text:style-name="T11">d drobiazgowych instrukcyj co do przebiegu elekcji znalaz</text:span><text:span text:style-name="T3">ł</text:span><text:span text:style-name="T11">a si</text:span><text:span text:style-name="T3">ę</text:span><text:span text:style-name="T11"> i tak, </text:span><text:span text:style-name="T3">ż</text:span><text:span text:style-name="T11">e nie wolno wprowadza</text:span><text:span text:style-name="T3">ć</text:span><text:span text:style-name="T11"> wojsk w pobli</text:span><text:span text:style-name="T3">ż</text:span><text:span text:style-name="T11">e pola na Woli. Instrukcja ta przez delegacj</text:span><text:span text:style-name="T3">ę</text:span><text:span text:style-name="T11"> wile</text:span><text:span text:style-name="T3">ń</text:span><text:span text:style-name="T11">sk</text:span><text:span text:style-name="T3">ą</text:span><text:span text:style-name="T11"> przeforsowana w oczywisty spos</text:span><text:span text:style-name="T3">ó</text:span><text:span text:style-name="T11">b by</text:span><text:span text:style-name="T3">ł</text:span><text:span text:style-name="T11">a w hetmana Sobieskiego wymierzona, jego samego jednak nie zmartwi</text:span><text:span text:style-name="T3">ł</text:span><text:span text:style-name="T11">a. On by</text:span><text:span text:style-name="T3">ł</text:span><text:span text:style-name="T11"> bowiem r</text:span><text:span text:style-name="T3">ó</text:span><text:span text:style-name="T11">wnie</text:span><text:span text:style-name="T3">ż</text:span><text:span text:style-name="T11"> jako marsza</text:span><text:span text:style-name="T3">ł</text:span><text:span text:style-name="T11">ek wielki koronny za jej wykonanie odpowiedzialny, jako i za og</text:span><text:span text:style-name="T3">ó</text:span><text:span text:style-name="T11">lny porz</text:span><text:span text:style-name="T3">ą</text:span><text:span text:style-name="T11">dek na elekcji. Zaraz te</text:span><text:span text:style-name="T3">ż</text:span><text:span text:style-name="T11"> zarz</text:span><text:span text:style-name="T3">ą</text:span><text:span text:style-name="T11">dzi</text:span><text:span text:style-name="T3">ł</text:span><text:span text:style-name="T11">, </text:span><text:span text:style-name="T3">ż</text:span><text:span text:style-name="T11">e r</text:span><text:span text:style-name="T3">ó</text:span><text:span text:style-name="T11">wnie</text:span><text:span text:style-name="T3">ż</text:span><text:span text:style-name="T11"> magnaci litewscy <text:s/>na orszaku niewielkim przybocznym poprzesta</text:span><text:span text:style-name="T3">ć</text:span><text:span text:style-name="T11"> musz</text:span><text:span text:style-name="T3">ą</text:span><text:span text:style-name="T11">. By</text:span><text:span text:style-name="T3">ł</text:span><text:span text:style-name="T11">o to zgodne z instrukcj</text:span><text:span text:style-name="T3">ą</text:span><text:span text:style-name="T11"> sejmu konwokacyjnego, lecz wbrew tradycji pozwalaj</text:span><text:span text:style-name="T3">ą</text:span><text:span text:style-name="T11">cej magnatom z ksi</text:span><text:span text:style-name="T3">ążę</text:span><text:span text:style-name="T11">cej krwi Giedymina, lub tym, kt</text:span><text:span text:style-name="T3">ó</text:span><text:span text:style-name="T11">rzy przez maj</text:span><text:span text:style-name="T3">ę</text:span><text:span text:style-name="T11">tno</text:span><text:span text:style-name="T3">ść</text:span><text:span text:style-name="T11"> za krwi tej r</text:span><text:span text:style-name="T3">ó</text:span><text:span text:style-name="T11">wnych si</text:span><text:span text:style-name="T3">ę</text:span><text:span text:style-name="T11"> uwa</text:span><text:span text:style-name="T3">ż</text:span><text:span text:style-name="T11">ali, z ca</text:span><text:span text:style-name="T3">ł</text:span><text:span text:style-name="T11">ym prawie wojskiem swym na Mazowsze si</text:span><text:span text:style-name="T3">ę</text:span><text:span text:style-name="T11"> zje</text:span><text:span text:style-name="T3">ż</text:span><text:span text:style-name="T11">d</text:span><text:span text:style-name="T3">ż</text:span><text:span text:style-name="T11">a</text:span><text:span text:style-name="T3">ć</text:span><text:span text:style-name="T11">.</text:span></text:p>
      <text:p text:style-name="P12">* * *</text:p>
      <text:p text:style-name="P19"/>
      <text:p text:style-name="P3"><text:span text:style-name="T11">Wchodz</text:span><text:span text:style-name="T3">ą</text:span><text:span text:style-name="T11">cy do Gda</text:span><text:span text:style-name="T3">ń</text:span><text:span text:style-name="T11">ska francuski bryg </text:span><text:span text:style-name="T3">ś</text:span><text:span text:style-name="T11">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19"/>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2">* * *</text:p>
      <text:p text:style-name="P19"/>
      <text:p text:style-name="P4"><text:soft-page-break/><text:span text:style-name="T11">Jeszcze pod koniec lutego zjecha</text:span><text:span text:style-name="T3">ł</text:span><text:span text:style-name="T11"> do za</text:span><text:span text:style-name="T3">ś</text:span><text:span text:style-name="T11">cianka pan Atanazy Mi</text:span><text:span text:style-name="T3">ą</text:span><text:span text:style-name="T11">czy</text:span><text:span text:style-name="T3">ń</text:span><text:span text:style-name="T11">ski z niewielkim pocztem. Z szacunkiem witany przez szarak</text:span><text:span text:style-name="T3">ó</text:span><text:span text:style-name="T11">w, z kt</text:span><text:span text:style-name="T3">ó</text:span><text:span text:style-name="T11">rych wielu w jego lekkich chor</text:span><text:span text:style-name="T3">ą</text:span><text:span text:style-name="T11">gwiach s</text:span><text:span text:style-name="T3">ł</text:span><text:span text:style-name="T11">u</text:span><text:span text:style-name="T3">ż</text:span><text:span text:style-name="T11">y</text:span><text:span text:style-name="T3">ł</text:span><text:span text:style-name="T11">o, szed</text:span><text:span text:style-name="T3">ł</text:span><text:span text:style-name="T11"> szybko </text:span><text:span text:style-name="T11">widzie</text:span><text:span text:style-name="T3">ć</text:span><text:span text:style-name="T11"> si</text:span><text:span text:style-name="T3">ę</text:span><text:span text:style-name="T11"> z panem Ostrowskim. Wspomniawszy chocimskie i mo</text:span><text:span text:style-name="T3">ł</text:span><text:span text:style-name="T11">dawskie potrzeby, w kt</text:span><text:span text:style-name="T3">ó</text:span><text:span text:style-name="T11">rych pan Stefan ju</text:span><text:span text:style-name="T3">ż</text:span><text:span text:style-name="T11"> chor</text:span><text:span text:style-name="T3">ą</text:span><text:span text:style-name="T11">giew prowadza</text:span><text:span text:style-name="T3">ł</text:span><text:span text:style-name="T11">, rzek</text:span><text:span text:style-name="T3">ł</text:span><text:span text:style-name="T11"> pan Mi</text:span><text:span text:style-name="T3">ą</text:span><text:span text:style-name="T11">czy</text:span><text:span text:style-name="T3">ń</text:span><text:span text:style-name="T11">ski:</text:span></text:p>
      <text:p text:style-name="P17"><text:span text:style-name="T11">- Trzeba aby</text:span><text:span text:style-name="T3">ś</text:span><text:span text:style-name="T11">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2">* * *</text:p>
      <text:p text:style-name="P19"/>
      <text:p text:style-name="P3">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6">Jeden z klęczących za dziwną bronią żołnierzy odpowiedział:</text:p>
      <text:p text:style-name="P15">- pan Kasztelan kazał!</text:p>
      <text:p text:style-name="P6">A drugi dodał:</text:p>
      <text:p text:style-name="P15">- niech żyje pan Kasztelan!</text:p>
      <text:p text:style-name="P6">Wódz naczelny pokiwał smutno głową. Już wiedział, że jego planów naprawy Rzeczypospolitej nie da się zrealizować bez rozlewu krwi bratniej...</text:p>
      <text:p text:style-name="P6"/>
      <text:list xml:id="list37421586" text:continue-numbering="true" text:style-name="Outline">
        <text:list-item>
          <text:h text:style-name="P30" text:outline-level="1"/>
        </text:list-item>
      </text:list>
      <text:p text:style-name="P3">„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5"/>
      <text:p text:style-name="P12">* * *</text:p>
      <text:p text:style-name="P19"/>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Wiecie o wielkiej przyja<text:span text:style-name="T3">źni, jaką od wieków królowie Francji do tego tutaj królestwa żywią”, mówił de Bethume, ignorując głosy z sali „Turków to przyjaciele, nie nasi!”. </text:span></text:p>
      <text:p text:style-name="P15">Ciągnął niezrażony: </text:p>
      <text:p text:style-name="P15">„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P6"><text:soft-page-break/>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2">* * *</text:p>
      <text:p text:style-name="P19"/>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Jakże to, senatorów bijać mamy?”</text:p>
      <text:p text:style-name="P14">„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Krew się poleje!”</text:p>
      <text:p text:style-name="P14"><text:soft-page-break/>„Krew się polać musi, jużem to Waszmości wykładał. Nawet krew senatorska tu i teraz popłynąć musi -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5"/>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2">* * *</text:p>
      <text:p text:style-name="P15"/>
      <text:p text:style-name="Text_20_body">Towarzysz pancerny Wyczha przyprowadzi<text:span text:style-name="T3">ł</text:span><text:span text:style-name="T7"> z</text:span><text:span text:style-name="T3">biega, z wyglądu zwykłego litewskiego szlachciurę, do swego dowódcy.</text:span></text:p>
      <text:p text:style-name="P15">„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A co to nam do tego, że jakiś szlachcic przez Wisłę się przeprawia? Wola jego.”</text:p>
      <text:p text:style-name="P15">Wyczha nie dawał za wygraną: „Jaśnie pan hetman baczenie dawać kazał...”</text:p>
      <text:p text:style-name="P15">„To dajemy baczenie, zobaczyliśmy owego jegomościa, a teraz nic nam do niego. Puścić!”</text:p>
      <text:p text:style-name="P15">Wyczha wrócił do swoich pocztowych, trzymających zbiega: </text:p>
      <text:p text:style-name="P15">„Jazda, wasze, uchodźcie do Pińska, czy do Diabła, jaka tam Wasza wola.” </text:p>
      <text:p text:style-name="P15"/>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text:span><text:span text:style-name="T3">posłów niezwiązanych z Sobieskim domagało się, aby wprowadził on wojska na pole elekcyjne i w ten </text:span><text:soft-page-break/><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Napijmy się zatem, mości poruczniku, za to spotkanie, w jakże trudnych czasach”, rzekł pan Starczyński.</text:p>
      <text:p text:style-name="P14">„Napijmy się, mości poruczniku”, odpowiedział pan Ostrowski, „aby ta elekcja lepsze czasy przyniosła”.</text:p>
      <text:p text:style-name="P14">„Jednak wierzyć w to trudno, widząc w jakim kierunku to zmierza. Oto prawa tej Rzeczypospolitej na tej elekcji są deptane, sejm chcą skonfederować i fundament wolności naszej, <text:span text:style-name="T14">liberum veto</text:span>, uniemożliwić.” Zatroskany pan Starczyński dolał sobie jeszcze miodu, aby zagłuszyć smutek swego republikańskiego sumienia. O innych bowiem nakazanych mu wykroczeniom przeciw złotym wolnościom wspominać głośno nie chciał.</text:p>
      <text:p text:style-name="P14">„No ale jakże to, liberum veto na sejmie elekcyjnym, jakiegoś króla przecie wybrać trzeba”, zdziwił się pan Ostrowski, „a to już ponad miesiąc dyskutują, nie bardzo wiem o czym”.</text:p>
      <text:p text:style-name="P14">„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Opowiedzże waść, jak to z tą konfederacją?”, kontynuowa<text:span text:style-name="T3">ł</text:span> Ostrowski.</text:p>
      <text:p text:style-name="P14">„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Bo przecież i Koroniarze i Litwini tam byli?”</text:p>
      <text:p text:style-name="P14">„Tak niby, ale wszyscy wiedzą, że pan hetman Radziwiłł pana hetmana Sobieskiego stronnik. Pan kanclerz litewski Pac był przeciwny konfederacji, ale go nie pytano.”</text:p>
      <text:p text:style-name="P14">„A Pan hetman wielki litewski?”</text:p>
      <text:p text:style-name="P14">„Tego... nie było chyba... ale pewnie też by nie pochwalił konfederacji...” Tu przerwał pan Starczyński i napił się miodu. „To przednia sprawa, że takie miody tu mają, o i wino też! Nie masz wina nad węgrzyna!”</text:p>
      <text:p text:style-name="P14">„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4"><text:soft-page-break/>„Turkom na pohybel!”, odpowiedzieli zgodnie przyjaciele.</text:p>
      <text:p text:style-name="P14">„No ale powiadaj, wasze, co dalej z tą konfederacją?” dopytywał się Ostrowski, gdy gruby szlachcic poszedł agitować do innych stolików. </text:p>
      <text:p text:style-name="P14">„Sejm ma być skonfederowany od jutra, potem ma się dokonać elekcji, a potem ustalić <text:span text:style-name="T14">pacta conventa</text:span>. Ma to uspokoić szlachtę i wykluczyć podejrzenie wyboru króla przez wąskie grono senatorów.”</text:p>
      <text:p text:style-name="P14">„To właśnie jest przecież elekcja <text:span text:style-name="T14">viritim</text:span>, że nie sami senatorowie króla wybierają. Chwalić Boga należy, że na to się zdecydowano.”</text:p>
      <text:p text:style-name="P14">„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 „Zerwać sejm? Zerwać unię? Toż to jest dopiero uzurpacja, jak może kanclerz Pac stawiać się ponad prawem i wolą reszty senatorów? I to mi waszmość jako obronę wolności pokazujecie?”</text:p>
      <text:p text:style-name="P14">„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4"><text:soft-page-break/>„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4">Sobieski swoim zwyczajem milczał, zaś porywczy Rusin Jabłonowski teraz dopiero odzyskał głos: „Sądem nam tu grozicie? I tak my nad wami tu sąd zrobić możemy, i to teraz!”</text:p>
      <text:p text:style-name="P14">„Bacz do kogo mówisz, wojewodo!” zerwał się Maciej Gosiewski, generał artylerii litewskiej, „jak śmiesz przerywać kanclerzowi wielkiemu!”</text:p>
      <text:p text:style-name="P14">Już się brali do szabel, gdy biskup Trzebicki wpadł między nich, „Pax, pax!” wołając,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4">„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3">„Księstwo Litewskie cudzoziemską kandydaturę zatem popiera, czy tylko księstwa onego kanclerz? Czy ktoś w tej sali cudzoziemca jakiegoś kandydatem postawi?”</text:p>
      <text:p text:style-name="P23">Wtedy biskup Trzebicki wskazał na Austriaków: </text:p>
      <text:p text:style-name="P23">„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2" text:note-class="endnote"><text:note-citation>3</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text:soft-page-break/>Pan kanclerz wielki litewski spojrzał na oniemiałych nagle posłów autriackich, na skamieniałych biskupów, na skupione twarze litewskich senatorów i nielicznych pozostałych w sali koroniarzy. </text:p>
      <text:p text:style-name="P24">„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
      <text:p text:style-name="P12">* * *</text:p>
      <text:p text:style-name="P19"/>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oft-page-break/><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3">„Co to za tumult? Bijatyka?”, zaczął pytać dowódca dragonów Sobieskiego, potem ujrzał trupy rozciągnięte na piasku, „Mord na polu elekcji?”</text:p>
      <text:p text:style-name="P23">„Ci oto żołnierze nas pałaszami traktowali...”, rzekł jeden ze szlachty.</text:p>
      <text:p text:style-name="P23">Wiśniowiecki zamierzał milczeć dumnie, lecz nie wytrzymał: </text:p>
      <text:p text:style-name="P23">„Ta hołota nas napadła...”</text:p>
      <text:p text:style-name="P23">„Hołota? Jaka? Ja widzę, że to wyście tych szlachciców żelazem potraktowali. Kto wy?”</text:p>
      <text:p text:style-name="P23">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3">„Jam jest książę hetman Wiśniowiecki, nie pozwalajże sobie pułkowniku zbyt wiele...”</text:p>
      <text:p text:style-name="P23">„Jam jest pułkownik Romain w służbie marszałka wielkiego koronnego jegomości. Mam rozkaz jaśnie pana marszałkowski tumulty tutaj karać. Za wszczęcie tumultu kładę areszt na waszeci.”</text:p>
      <text:p text:style-name="P23">Księciu odebrało z oburzenia mowę, zaś pułkownik zwrócił się do dragonów książęcych:</text:p>
      <text:p text:style-name="P23">„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19"/>
      <text:p text:style-name="P12">*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text:soft-page-break/>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5"><text:span text:style-name="T3">„Mikołaj Pac rzekł: infułę sobie kupię</text:span><text:span text:style-name="T3">,</text:span></text:p>
      <text:p text:style-name="P25">to mi wszyscy czapkować będą: cny biskupie,</text:p>
      <text:p text:style-name="P25">I zbuduję w Wilnie pałac. Z tym pałacem</text:p>
      <text:p text:style-name="P25">stanę się prawdziwym Pacem</text:p>
      <text:p text:style-name="P25">i wart będę brata kanclerza,</text:p>
      <text:p text:style-name="P25">co Rzeczpospolitą sprzeniewierza,</text:p>
      <text:p text:style-name="P25">i brata hetmana, co się modli od rana,</text:p>
      <text:p text:style-name="P25">a dla wielkiej chwały Litwy,</text:p>
      <text:p text:style-name="P25">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oft-page-break/><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y nam króluj, rządź i sądź!”</text:p>
      <text:p text:style-name="P5">Sobieski odpowiedział: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oft-page-break/><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2">* * *</text:p>
      <text:p text:style-name="P19"/>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oft-page-break/><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3" text:note-class="endnote"><text:note-citation>4</text:note-citation><text:note-body><text:p text:style-name="P21">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19"/>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6">„Widzisz Waćpan, zatem mamy teraz twojego Sobieskiego na tronie, albo i całą ich dynastię! Wszystkie nasze prawa orężem podeptane, tyle <text:s/>ludzi pomordowano!” </text:p>
      <text:p text:style-name="P27">„Wolałbyś Waćpan Lotaryńczyka na tronie, albo i samego Habsburga? Rzeczpostolitą jako jeszcze jedną imperium prowincję?”, odparł Ostrowski. </text:p>
      <text:p text:style-name="P27">„Biada temu krajowi, że tylko między wewnętrznym a zagranicznym tyranem ma wybór,” narzekał pan Starczyński.</text:p>
      <text:p text:style-name="P14">„Jedno dobre, że oddzielenia Litwy uniknęliśmy, bo pono to Pacowie knuli”, pocieszał przyjaciela Ostrowski.</text:p>
      <text:p text:style-name="P14">„Tego nie wiesz Waćpan, bo wielu senatorów Litewski, a i hetman wielki pan Pac, na Litwę uszło i teraz tam działać będą. Biada nam, biada!”</text:p>
      <text:p text:style-name="P14"/>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4"><text:soft-page-break/></text:p>
      <text:list xml:id="list37444296" text:continue-numbering="true" text:style-name="Outline">
        <text:list-item>
          <text:h text:style-name="P29"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4" text:note-class="endnote"><text:note-citation>5</text:note-citation><text:note-body><text:p text:style-name="P21">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W kraju spokój aby zapewnić, trzeba wiedzieć najsamprzód, kto się burzy”, rzekł pan generał Kątski, „w wodzów rokoszu uderzyć nam trzeba, nim rokosz rebelią się stanie.”</text:p>
      <text:p text:style-name="P5">„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5">„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5">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5">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5">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dy mamy czas, koronację prawdziwą w Krakowie urządzić.”</text:p>
      <text:p text:style-name="P5"><text:soft-page-break/>Morsztyn: „Tak, w Krakowie i nowego króla koronować, i starego pochować nam trzeba. Przy tej okazji stosunki z klerem poprawimy. Klechy niezadowolone, że kilku biskupów pośród zdrajców na Woli gardła dało.”</text:p>
      <text:p text:style-name="P5">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5">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5">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oft-page-break/><text:span text:style-name="T3">natomiast słuszność żalu szlachty nad utraconymi instutucjami takimi jak pospolite ruszenie zauważał. </text:span></text:p>
      <text:p text:style-name="P14">„Gwarant to wolności przecie”, mówił, „bo nie tylko przeciw wrogom zewnętrznym, ale przeciw tyranowi na tronie szlachta za broń chwytać zwykła”</text:p>
      <text:p text:style-name="P14">„Jednak za broń przeciw Turkom jakoś nie chwytali”, mówił pan Ostrowski, „pamiętwasz Wasze jak to myśmy Tatar ganiali, a pospolitacy dobra Sobieskiego plądrowali.”</text:p>
      <text:p text:style-name="P14">„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4">„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5">„Zdrada!”, krzyczał zdrożony jeździec wpadając na spienionym koniu na rynek we Środzie,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2"/>
      <text:list xml:id="list37426698" text:continue-numbering="true" text:style-name="Outline">
        <text:list-item>
          <text:h text:style-name="P29"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5">„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P5">„Mości generale”, zwrócił się do pana Łąckiego, komendanta Krakowa, „rad jestem z przygotowanego przez waszmość wjazdu naszego, a i wojska, jak powiadają, dobrze rozlokowane. Jednak fortyfikacje miasta niedobry przedstawiają widok.”</text:p>
      <text:p text:style-name="P5">„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5">„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5">„Plany te poczyni<text:span text:style-name="T3">ł</text:span> przecie pan Mieroszewski, kr<text:span text:style-name="T3">ó</text:span>l<text:span text:style-name="T3">ów</text:span> sekretarz<text:note text:id="ftn5" text:note-class="endnote"><text:note-citation>6</text:note-citation><text:note-body><text:p text:style-name="P21">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5"><text:soft-page-break/><text:span text:style-name="T3">„Sejm elekcyjny właśnie na ten cel szos</text:span><text:span text:style-name="T3"><text:note text:id="ftn6" text:note-class="endnote"><text:note-citation>7</text:note-citation><text:note-body><text:p text:style-name="P21">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5">„Jeszcze decyzje sejmu elekcyjnego sejm koronacyjny potwierdzić musi, a z tym niełatwo będzie. Szlachta z tych stron podatkom nowym przeciwić się będzie. Niejeden tumult na sejmikach będzie.”</text:p>
      <text:p text:style-name="P5">„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5">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P5">„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19"/>
      <text:p text:style-name="P12">* * *</text:p>
      <text:p text:style-name="P19">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oft-page-break/><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7" text:note-class="endnote"><text:note-citation>8</text:note-citation><text:note-body><text:p text:style-name="P21">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5">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5">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5">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text:soft-page-break/>porabia?” Przebendowskiemu radość biła z twarzy: „W Krakowie koronacja szczęśliwie odbyta, i teraz dwóch królów mamy, Jana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text:soft-page-break/>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08</meta:editing-cycles>
    <meta:creation-date>2014-08-22T08:05:00</meta:creation-date>
    <dc:date>2016-01-03T17:25:25.37</dc:date>
    <meta:editing-duration>P67DT17H46M57S</meta:editing-duration>
    <meta:generator>OpenOffice/4.1.1$Win32 OpenOffice.org_project/411m6$Build-9775</meta:generator>
    <dc:creator>Mikolaj Trzeciecki</dc:creator>
    <meta:document-statistic meta:table-count="0" meta:image-count="0" meta:object-count="0" meta:page-count="61" meta:paragraph-count="549" meta:word-count="28577" meta:character-count="19455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